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5917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2" style:family="table-cell" style:parent-style-name="Default">
      <style:table-cell-properties fo:background-color="transparent"/>
      <style:text-properties fo:font-weight="normal" style:font-weight-asian="normal" style:font-weight-complex="normal"/>
    </style:style>
    <style:style style:name="ce13" style:family="table-cell" style:parent-style-name="Default" style:data-style-name="N117"/>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1"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1"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2"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2"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2"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2"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2"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2"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2"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2"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2"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2"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2"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2"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2"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2"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2"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2"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2"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2"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2"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2"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2"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2"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2"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3"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3"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May shock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ieties tower over me. They are talking amongst themselves. "I'd let her into my afterlife," one says, "she's good in my book." Another chimes in "I'd let her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ie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4">02/24/2018</text:date>, <text:time>18:38: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24T18:38:57.21</dc:date>
    <dc:creator>Seab Dinch</dc:creator>
    <meta:editing-duration>P56DT3H6M50S</meta:editing-duration>
    <meta:editing-cycles>1007</meta:editing-cycles>
    <meta:document-statistic meta:table-count="1" meta:cell-count="5593" meta:object-count="0"/>
  </office:meta>
</office:document-meta>
</file>